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0.1cm" svg:y="0.1cm">
            <draw:object draw:notify-on-update-of-ranges="Sheet1.B1:Sheet1.B1 Sheet1.B2:Sheet1.B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iesiąc</text:p>
          </table:table-cell>
          <table:table-cell office:value-type="string" calcext:value-type="string">
            <text:p>Ilość urodzo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1" calcext:value-type="float">
            <text:p>1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3T16:58:25.374875830</meta:creation-date>
    <dc:date>2022-07-23T17:00:18.392777106</dc:date>
    <meta:editing-duration>PT1M52S</meta:editing-duration>
    <meta:editing-cycles>3</meta:editing-cycles>
    <meta:generator>LibreOffice/6.4.7.2$Linux_X86_64 LibreOffice_project/40$Build-2</meta:generator>
    <meta:document-statistic meta:table-count="1" meta:cell-count="2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51cm" svg:y="0.316cm" chart:style-name="ch2">
          <text:p>Zadanie 4</text:p>
        </chart:title>
        <chart:legend chart:legend-position="end" svg:x="12.626cm" svg:y="4.201cm" style:legend-expansion="high" chart:style-name="ch3"/>
        <chart:plot-area chart:style-name="ch4" table:cell-range-address="Sheet1.B1:Sheet1.B13" chart:data-source-has-labels="row" svg:x="1.331cm" svg:y="1.275cm" svg:width="10.975cm" svg:height="6.564cm">
          <chartooo:coordinate-region svg:x="2.138cm" svg:y="1.474cm" svg:width="10.168cm" svg:height="5.718cm"/>
          <chart:axis chart:dimension="x" chart:name="primary-x" chart:style-name="ch5">
            <chart:title svg:x="6.205cm" svg:y="8.019cm" chart:style-name="ch6">
              <text:p>Miesiąc</text:p>
            </chart:title>
          </chart:axis>
          <chart:axis chart:dimension="y" chart:name="primary-y" chart:style-name="ch7">
            <chart:title svg:x="0.451cm" svg:y="5.831cm" chart:style-name="ch8">
              <text:p>Ilość urodzonych</text:p>
            </chart:title>
            <chart:grid chart:style-name="ch9" chart:class="major"/>
          </chart:axis>
          <chart:series chart:style-name="ch10" chart:values-cell-range-address="Sheet1.B2:Sheet1.B13" chart:label-cell-address="Sheet1.B1:Sheet1.B1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ość urodzonych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Sheet1.B2:Sheet1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1">
                <text:p>1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